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굴림" svg:font-family="굴림" style:font-family-generic="modern" style:font-pitch="fixed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/>
    </style:style>
    <style:style style:name="P2" style:family="paragraph" style:parent-style-name="Preformatted_20_Text">
      <style:paragraph-properties fo:margin-top="0cm" fo:margin-bottom="0.499cm" style:writing-mode="lr-tb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Standard">
      <style:paragraph-properties fo:margin-top="0cm" fo:margin-bottom="0.499cm"/>
    </style:style>
    <style:style style:name="P5" style:family="paragraph" style:parent-style-name="Preformatted_20_Text">
      <style:paragraph-properties fo:margin-top="0cm" fo:margin-bottom="0.499cm" style:writing-mode="lr-tb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P12" style:family="paragraph" style:parent-style-name="Text_20_body" style:list-style-name="L7"/>
    <style:style style:name="P13" style:family="paragraph" style:parent-style-name="Text_20_body" style:list-style-name="L8"/>
    <style:style style:name="P14" style:family="paragraph" style:parent-style-name="Text_20_body" style:list-style-name="L9"/>
    <style:style style:name="P15" style:family="paragraph" style:parent-style-name="Text_20_body" style:list-style-name="L10"/>
    <style:style style:name="P16" style:family="paragraph" style:parent-style-name="Text_20_body" style:list-style-name="L11"/>
    <style:style style:name="P17" style:family="paragraph" style:parent-style-name="Text_20_body" style:list-style-name="L12"/>
    <style:style style:name="P18" style:family="paragraph" style:parent-style-name="Text_20_body" style:list-style-name="L13"/>
    <style:style style:name="P19" style:family="paragraph" style:parent-style-name="Text_20_body" style:list-style-name="L14"/>
    <style:style style:name="P20" style:family="paragraph" style:parent-style-name="Text_20_body" style:list-style-name="L15"/>
    <style:style style:name="P21" style:family="paragraph" style:parent-style-name="Text_20_body" style:list-style-name="L16"/>
    <style:style style:name="P22" style:family="paragraph" style:parent-style-name="Text_20_body" style:list-style-name="L17"/>
    <style:style style:name="P23" style:family="paragraph" style:parent-style-name="Text_20_body" style:list-style-name="L1">
      <style:paragraph-properties fo:margin-top="0cm" fo:margin-bottom="0cm"/>
    </style:style>
    <style:style style:name="P24" style:family="paragraph" style:parent-style-name="Text_20_body" style:list-style-name="L2">
      <style:paragraph-properties fo:margin-top="0cm" fo:margin-bottom="0cm"/>
    </style:style>
    <style:style style:name="P25" style:family="paragraph" style:parent-style-name="Text_20_body" style:list-style-name="L3">
      <style:paragraph-properties fo:margin-top="0cm" fo:margin-bottom="0cm"/>
    </style:style>
    <style:style style:name="P26" style:family="paragraph" style:parent-style-name="Text_20_body" style:list-style-name="L4">
      <style:paragraph-properties fo:margin-top="0cm" fo:margin-bottom="0cm"/>
    </style:style>
    <style:style style:name="P27" style:family="paragraph" style:parent-style-name="Text_20_body" style:list-style-name="L5">
      <style:paragraph-properties fo:margin-top="0cm" fo:margin-bottom="0cm"/>
    </style:style>
    <style:style style:name="P28" style:family="paragraph" style:parent-style-name="Text_20_body" style:list-style-name="L6">
      <style:paragraph-properties fo:margin-top="0cm" fo:margin-bottom="0cm"/>
    </style:style>
    <style:style style:name="P29" style:family="paragraph" style:parent-style-name="Text_20_body" style:list-style-name="L7">
      <style:paragraph-properties fo:margin-top="0cm" fo:margin-bottom="0cm"/>
    </style:style>
    <style:style style:name="P30" style:family="paragraph" style:parent-style-name="Text_20_body" style:list-style-name="L8">
      <style:paragraph-properties fo:margin-top="0cm" fo:margin-bottom="0cm"/>
    </style:style>
    <style:style style:name="P31" style:family="paragraph" style:parent-style-name="Text_20_body" style:list-style-name="L9">
      <style:paragraph-properties fo:margin-top="0cm" fo:margin-bottom="0cm"/>
    </style:style>
    <style:style style:name="P32" style:family="paragraph" style:parent-style-name="Text_20_body" style:list-style-name="L10">
      <style:paragraph-properties fo:margin-top="0cm" fo:margin-bottom="0cm"/>
    </style:style>
    <style:style style:name="P33" style:family="paragraph" style:parent-style-name="Text_20_body" style:list-style-name="L11">
      <style:paragraph-properties fo:margin-top="0cm" fo:margin-bottom="0cm"/>
    </style:style>
    <style:style style:name="P34" style:family="paragraph" style:parent-style-name="Text_20_body" style:list-style-name="L12">
      <style:paragraph-properties fo:margin-top="0cm" fo:margin-bottom="0cm"/>
    </style:style>
    <style:style style:name="P35" style:family="paragraph" style:parent-style-name="Text_20_body" style:list-style-name="L13">
      <style:paragraph-properties fo:margin-top="0cm" fo:margin-bottom="0cm"/>
    </style:style>
    <style:style style:name="P36" style:family="paragraph" style:parent-style-name="Text_20_body" style:list-style-name="L14">
      <style:paragraph-properties fo:margin-top="0cm" fo:margin-bottom="0cm"/>
    </style:style>
    <style:style style:name="P37" style:family="paragraph" style:parent-style-name="Text_20_body" style:list-style-name="L15">
      <style:paragraph-properties fo:margin-top="0cm" fo:margin-bottom="0cm"/>
    </style:style>
    <style:style style:name="P38" style:family="paragraph" style:parent-style-name="Text_20_body" style:list-style-name="L16">
      <style:paragraph-properties fo:margin-top="0cm" fo:margin-bottom="0cm"/>
    </style:style>
    <style:style style:name="P39" style:family="paragraph" style:parent-style-name="Text_20_body" style:list-style-name="L17">
      <style:paragraph-properties fo:margin-top="0cm" fo:margin-bottom="0cm"/>
    </style:style>
    <style:style style:name="P40" style:family="paragraph" style:parent-style-name="Text_20_body">
      <style:paragraph-properties fo:margin-top="0cm" fo:margin-bottom="0.499cm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div&gt; &lt;a th:href="@{|/post/comment/${post_id}/list?page=${currentPage - 5}|}"&gt;이전&lt;/a&gt; &lt;span th:each="pageNum : ${#numbers.sequence(startPage, endPage)}"&gt; &lt;a th:href="@{|/post/comment/${post_id}/list?page=${pageNum - 1}|}" th:text="${pageNum}" th:classappend="${pageNum == currentPage} ? 'active' : ''"&gt;&lt;/a&gt; &lt;/span&gt; &lt;a th:href="@{|/post/comment/${post_id}/list?page=${currentPage + 5}|}"&gt;다음&lt;/a&gt; &lt;/div&gt; @GetMapping("/post/comment/{post_id}/list") public String commentList(Model model, @PathVariable Long post_id, @PageableDefault(size = 5) Pageable pageable) { Page&lt;CommentTable&gt; comments = commentRepository.findByPost_Id(post_id, pageable); int totalPages = comments.getTotalPages(); int currentPage = comments.getNumber() + 1; // Thymeleaf에서 사용할 페이지 번호 (0부터 시작하므로 +1) int startPage = Math.max(1, currentPage - 2); // 현재 페이지 기준으로 앞뒤로 페이지를 보여줌 int endPage = Math.min(startPage + 4, totalPages); // 최대 5개 페이지 번호만 표시 model.addAttribute("data", comments); model.addAttribute("currentPage", currentPage); model.addAttribute("startPage", startPage); model.addAttribute("endPage", endPage); model.addAttribute("totalPages", totalPages); return "commentList.html"; } 위의 코드는 html과 spring boot의 페이지네이션이야. 이 코드의 각 코드의 기능을 설명해줘. 그리고 만약 클라이언트에서 데이터를 보내면 이것을 어떤과정으로 통과하는지 알려줘</text:p>
      <text:h text:style-name="Heading_20_6" text:outline-level="6">ChatGPT의 말:</text:h>
      <text:p text:style-name="Text_20_body">ChatGPT</text:p>
      <text:h text:style-name="Heading_20_3" text:outline-level="3">1. HTML 페이지의 코드 (Thymeleaf와 페이지네이션)</text:h>
      <text:p text:style-name="Preformatted_20_Text">html</text:p>
      <text:p text:style-name="Preformatted_20_Text">코드 복사</text:p>
      <text:p text:style-name="P3"><text:span text:style-name="Source_20_Text">&lt;div&gt;</text:span></text:p>
      <text:p text:style-name="P3"><text:span text:style-name="Source_20_Text"><text:s text:c="4"/>&lt;a th:href="@{|/post/comment/${post_id}/list?page=${currentPage - 5}|}"&gt;이전&lt;/a&gt;</text:span></text:p>
      <text:p text:style-name="P3"><text:span text:style-name="Source_20_Text"><text:s text:c="4"/>&lt;span th:each="pageNum : ${#numbers.sequence(startPage, endPage)}"&gt;</text:span></text:p>
      <text:p text:style-name="P3"><text:span text:style-name="Source_20_Text"><text:s text:c="8"/>&lt;a th:href="@{|/post/comment/${post_id}/list?page=${pageNum - 1}|}"</text:span></text:p>
      <text:p text:style-name="P3"><text:span text:style-name="Source_20_Text"><text:s text:c="11"/>th:text="${pageNum}"</text:span></text:p>
      <text:p text:style-name="P3"><text:span text:style-name="Source_20_Text"><text:s text:c="11"/>th:classappend="${pageNum == currentPage} ? 'active' : ''"&gt;&lt;/a&gt;</text:span></text:p>
      <text:p text:style-name="P3"><text:span text:style-name="Source_20_Text"><text:s text:c="4"/>&lt;/span&gt;</text:span></text:p>
      <text:p text:style-name="P3"><text:span text:style-name="Source_20_Text"><text:s text:c="4"/>&lt;a th:href="@{|/post/comment/${post_id}/list?page=${currentPage + 5}|}"&gt;다음&lt;/a&gt;</text:span></text:p>
      <text:p text:style-name="P2"><text:span text:style-name="Source_20_Text">&lt;/div&gt;</text:span></text:p>
      <text:h text:style-name="Heading_20_3" text:outline-level="3">HTML 코드 설명</text:h>
      <text:list xml:id="list6815852900139491685" text:style-name="L1">
        <text:list-item>
          <text:p text:style-name="P6"><text:span text:style-name="Strong_20_Emphasis"><text:span text:style-name="Source_20_Text">&lt;a th:href="@{|/post/comment/${post_id}/list?page=${currentPage - 5}|}"&gt;이전&lt;/a&gt;</text:span></text:span>:</text:p>
          <text:list>
            <text:list-item>
              <text:p text:style-name="P23"><text:span text:style-name="Strong_20_Emphasis">설명</text:span>: 페이지네이션에서 '이전' 링크를 제공합니다. <text:span text:style-name="Source_20_Text">th:href</text:span>는 Thymeleaf의 속성으로, <text:span text:style-name="Source_20_Text">${currentPage - 5}</text:span>는 현재 페이지에서 5를 뺀 페이지로 이동하도록 링크를 설정합니다.</text:p>
            </text:list-item>
            <text:list-item>
              <text:p text:style-name="P23"><text:span text:style-name="Strong_20_Emphasis">기능</text:span>: 사용자가 '이전' 링크를 클릭하면, 현재 페이지에서 5페이지 전으로 이<text:soft-page-break/>동합니다.</text:p>
            </text:list-item>
          </text:list>
        </text:list-item>
        <text:list-item>
          <text:p text:style-name="P6"><text:span text:style-name="Strong_20_Emphasis"><text:span text:style-name="Source_20_Text">&lt;span th:each="pageNum : ${#numbers.sequence(startPage, endPage)}"&gt;</text:span></text:span>:</text:p>
          <text:list>
            <text:list-item>
              <text:p text:style-name="P23"><text:span text:style-name="Strong_20_Emphasis">설명</text:span>: Thymeleaf의 반복문입니다. <text:span text:style-name="Source_20_Text">#numbers.sequence(startPage, endPage)</text:span>는 <text:span text:style-name="Source_20_Text">startPage</text:span>부터 <text:span text:style-name="Source_20_Text">endPage</text:span>까지의 페이지 번호를 순차적으로 생성해, <text:span text:style-name="Source_20_Text">pageNum</text:span>으로 각 값을 반복 처리합니다.</text:p>
            </text:list-item>
            <text:list-item>
              <text:p text:style-name="P23"><text:span text:style-name="Strong_20_Emphasis">기능</text:span>: 주어진 범위의 페이지 번호를 출력합니다.</text:p>
            </text:list-item>
          </text:list>
        </text:list-item>
        <text:list-item>
          <text:p text:style-name="P6"><text:span text:style-name="Strong_20_Emphasis"><text:span text:style-name="Source_20_Text">&lt;a th:href="@{|/post/comment/${post_id}/list?page=${pageNum - 1}|}" th:text="${pageNum}" th:classappend="${pageNum == currentPage} ? 'active' : ''"&gt;&lt;/a&gt;</text:span></text:span>:</text:p>
          <text:list>
            <text:list-item>
              <text:p text:style-name="P23"><text:span text:style-name="Strong_20_Emphasis">설명</text:span>: 각 페이지 번호에 대한 링크를 생성합니다. <text:span text:style-name="Source_20_Text">pageNum</text:span>이 현재 페이지(<text:span text:style-name="Source_20_Text">currentPage</text:span>)와 같다면, <text:span text:style-name="Source_20_Text">class="active"</text:span>를 추가해 스타일링할 수 있습니다.</text:p>
            </text:list-item>
            <text:list-item>
              <text:p text:style-name="P23"><text:span text:style-name="Strong_20_Emphasis">기능</text:span>: 페이지 번호를 출력하며, 현재 페이지일 경우 CSS 클래스를 추가해 시각적으로 표시합니다.</text:p>
            </text:list-item>
          </text:list>
        </text:list-item>
        <text:list-item>
          <text:p text:style-name="P6"><text:span text:style-name="Strong_20_Emphasis"><text:span text:style-name="Source_20_Text">&lt;a th:href="@{|/post/comment/${post_id}/list?page=${currentPage + 5}|}"&gt;다음&lt;/a&gt;</text:span></text:span>:</text:p>
          <text:list>
            <text:list-item>
              <text:p text:style-name="P23"><text:span text:style-name="Strong_20_Emphasis">설명</text:span>: 페이지네이션에서 '다음' 링크를 제공합니다. <text:span text:style-name="Source_20_Text">currentPage + 5</text:span>로 5페이지 이후로 이동하는 링크를 설정합니다.</text:p>
            </text:list-item>
            <text:list-item>
              <text:p text:style-name="P6"><text:span text:style-name="Strong_20_Emphasis">기능</text:span>: 사용자가 '다음'을 클릭하면, 현재 페이지에서 5페이지 후로 이동합니다.</text:p>
            </text:list-item>
          </text:list>
        </text:list-item>
      </text:list>
      <text:h text:style-name="Heading_20_3" text:outline-level="3">2. Spring Boot의 컨트롤러 코드 (Java)</text:h>
      <text:p text:style-name="Preformatted_20_Text">java</text:p>
      <text:p text:style-name="Preformatted_20_Text">코드 복사</text:p>
      <text:p text:style-name="P3"><text:span text:style-name="Source_20_Text">@GetMapping("/post/comment/{post_id}/list")</text:span></text:p>
      <text:p text:style-name="P3"><text:span text:style-name="Source_20_Text">public String commentList(Model model, @PathVariable Long post_id, @PageableDefault(size = 5) Pageable pageable) {</text:span></text:p>
      <text:p text:style-name="P3"><text:span text:style-name="Source_20_Text"><text:s text:c="4"/>Page&lt;CommentTable&gt; comments = commentRepository.findByPost_Id(post_id, pageable);</text:span></text:p>
      <text:p text:style-name="P3"><text:span text:style-name="Source_20_Text"><text:s text:c="4"/>int totalPages = comments.getTotalPages();</text:span></text:p>
      <text:p text:style-name="P3"><text:span text:style-name="Source_20_Text"><text:s text:c="4"/>int currentPage = comments.getNumber() + 1; <text:s/>// Thymeleaf에서 사용할 페이지 번호 (0부터 시작하므로 +1)</text:span></text:p>
      <text:p text:style-name="P3"><text:span text:style-name="Source_20_Text"><text:s text:c="4"/>int startPage = Math.max(1, currentPage - 2); <text:s/>// 현재 페이지 기준으로 앞뒤로 페이지를 보여줌</text:span></text:p>
      <text:p text:style-name="P3"><text:span text:style-name="Source_20_Text"><text:s text:c="4"/>int endPage = Math.min(startPage + 4, totalPages); <text:s/>// 최대 5개 페이지 번호만 표시</text:span></text:p>
      <text:p text:style-name="P3"/>
      <text:p text:style-name="P3"><text:span text:style-name="Source_20_Text"><text:s text:c="4"/>model.addAttribute("data", comments);</text:span></text:p>
      <text:p text:style-name="P3"><text:span text:style-name="Source_20_Text"><text:s text:c="4"/>model.addAttribute("currentPage", currentPage);</text:span></text:p>
      <text:p text:style-name="P3"><text:span text:style-name="Source_20_Text"><text:s text:c="4"/>model.addAttribute("startPage", startPage);</text:span></text:p>
      <text:p text:style-name="P3"><text:span text:style-name="Source_20_Text"><text:s text:c="4"/>model.addAttribute("endPage", endPage);</text:span></text:p>
      <text:p text:style-name="P3"><text:span text:style-name="Source_20_Text"><text:s text:c="4"/>model.addAttribute("totalPages", totalPages);</text:span></text:p>
      <text:p text:style-name="P3"/>
      <text:p text:style-name="P3"><text:span text:style-name="Source_20_Text"><text:s text:c="4"/>return "commentList.html";</text:span></text:p>
      <text:p text:style-name="P2"><text:span text:style-name="Source_20_Text">}</text:span></text:p>
      <text:h text:style-name="Heading_20_3" text:outline-level="3"><text:soft-page-break/>컨트롤러 코드 설명</text:h>
      <text:list xml:id="list3340327038367270165" text:style-name="L2">
        <text:list-item>
          <text:p text:style-name="P7"><text:span text:style-name="Strong_20_Emphasis"><text:span text:style-name="Source_20_Text">@GetMapping("/post/comment/{post_id}/list")</text:span></text:span>:</text:p>
          <text:list>
            <text:list-item>
              <text:p text:style-name="P24"><text:span text:style-name="Strong_20_Emphasis">설명</text:span>: 이 메서드는 <text:span text:style-name="Source_20_Text">/post/comment/{post_id}/list</text:span> URL 경로로 GET 요청이 들어왔을 때 실행됩니다. <text:span text:style-name="Source_20_Text">{post_id}</text:span>는 경로 변수로, 특정 게시글의 댓글을 조회하는 데 사용됩니다.</text:p>
            </text:list-item>
            <text:list-item>
              <text:p text:style-name="P24"><text:span text:style-name="Strong_20_Emphasis">기능</text:span>: 특정 게시글(post_id)에 대한 댓글 목록을 보여주는 페이지로 연결합니다.</text:p>
            </text:list-item>
          </text:list>
        </text:list-item>
        <text:list-item>
          <text:p text:style-name="P7"><text:span text:style-name="Strong_20_Emphasis"><text:span text:style-name="Source_20_Text">public String commentList(Model model, @PathVariable Long post_id, @PageableDefault(size = 5) Pageable pageable)</text:span></text:span>:</text:p>
          <text:list>
            <text:list-item>
              <text:p text:style-name="P24"><text:span text:style-name="Strong_20_Emphasis">설명</text:span>: 이 메서드는 댓글 목록을 페이지네이션 처리하여 반환합니다.</text:p>
            </text:list-item>
            <text:list-item>
              <text:p text:style-name="P24"><text:span text:style-name="Source_20_Text">@PathVariable Long post_id</text:span>: URL 경로의 <text:span text:style-name="Source_20_Text">{post_id}</text:span> 값을 메서드 파라미터로 전달받습니다.</text:p>
            </text:list-item>
            <text:list-item>
              <text:p text:style-name="P24"><text:span text:style-name="Source_20_Text">@PageableDefault(size = 5) Pageable pageable</text:span>: 페이지네이션을 위해 한 페이지에 5개의 댓글만 가져오도록 기본 설정을 정의합니다.</text:p>
            </text:list-item>
          </text:list>
        </text:list-item>
        <text:list-item>
          <text:p text:style-name="P7"><text:span text:style-name="Strong_20_Emphasis"><text:span text:style-name="Source_20_Text">Page&lt;CommentTable&gt; comments = commentRepository.findByPost_Id(post_id, pageable)</text:span></text:span>:</text:p>
          <text:list>
            <text:list-item>
              <text:p text:style-name="P24"><text:span text:style-name="Strong_20_Emphasis">설명</text:span>: <text:span text:style-name="Source_20_Text">commentRepository</text:span>에서 <text:span text:style-name="Source_20_Text">post_id</text:span>에 해당하는 댓글을 <text:span text:style-name="Source_20_Text">Pageable</text:span> 객체를 사용해 가져옵니다. <text:span text:style-name="Source_20_Text">Page</text:span> 객체는 페이지네이션과 관련된 메타 정보를 포함합니다.</text:p>
            </text:list-item>
            <text:list-item>
              <text:p text:style-name="P24"><text:span text:style-name="Strong_20_Emphasis">기능</text:span>: 게시글 ID에 따른 댓글을 페이지 단위로 가져오고, 페이지 수, 현재 페이지, 콘텐츠 등을 담습니다.</text:p>
            </text:list-item>
          </text:list>
        </text:list-item>
        <text:list-item>
          <text:p text:style-name="P7"><text:span text:style-name="Strong_20_Emphasis">페이지 계산 관련 코드</text:span>:</text:p>
          <text:list>
            <text:list-item>
              <text:p text:style-name="P24"><text:span text:style-name="Strong_20_Emphasis"><text:span text:style-name="Source_20_Text">int totalPages = comments.getTotalPages();</text:span></text:span>: 댓글의 총 페이지 수를 구합니다.</text:p>
            </text:list-item>
            <text:list-item>
              <text:p text:style-name="P24"><text:span text:style-name="Strong_20_Emphasis"><text:span text:style-name="Source_20_Text">int currentPage = comments.getNumber() + 1;</text:span></text:span>: 현재 페이지 번호를 구합니다. Spring의 <text:span text:style-name="Source_20_Text">Pageable</text:span>은 0부터 페이지 번호를 세기 때문에 1을 더해줍니다.</text:p>
            </text:list-item>
            <text:list-item>
              <text:p text:style-name="P24"><text:span text:style-name="Strong_20_Emphasis"><text:span text:style-name="Source_20_Text">int startPage = Math.max(1, currentPage - 2);</text:span></text:span>: 현재 페이지 기준으로 앞뒤로 표시할 시작 페이지 번호를 계산합니다.</text:p>
            </text:list-item>
            <text:list-item>
              <text:p text:style-name="P24"><text:span text:style-name="Strong_20_Emphasis"><text:span text:style-name="Source_20_Text">int endPage = Math.min(startPage + 4, totalPages);</text:span></text:span>: 끝 페이지 번호를 계산합니다. 한 번에 최대 5개의 페이지 번호만 표시하도록 설정합니다.</text:p>
            </text:list-item>
          </text:list>
        </text:list-item>
        <text:list-item>
          <text:p text:style-name="P7"><text:span text:style-name="Strong_20_Emphasis">모델에 데이터 추가</text:span>:</text:p>
          <text:list>
            <text:list-item>
              <text:p text:style-name="P24"><text:span text:style-name="Strong_20_Emphasis"><text:span text:style-name="Source_20_Text">model.addAttribute("data", comments);</text:span></text:span>: 댓글 목록 데이터를 모델에 담아 Thymeleaf 템플릿에서 사용할 수 있도록 합니다.</text:p>
            </text:list-item>
            <text:list-item>
              <text:p text:style-name="P24"><text:span text:style-name="Strong_20_Emphasis"><text:span text:style-name="Source_20_Text">model.addAttribute("currentPage", currentPage);</text:span></text:span>, <text:span text:style-name="Strong_20_Emphasis"><text:span text:style-name="Source_20_Text">model.addAttribute("startPage", startPage);</text:span></text:span>, <text:span text:style-name="Strong_20_Emphasis"><text:span text:style-name="Source_20_Text">model.addAttribute("endPage", endPage);</text:span></text:span>, <text:span text:style-name="Strong_20_Emphasis"><text:span text:style-name="Source_20_Text">model.addAttribute("totalPages", totalPages);</text:span></text:span>: 페이지네이션에 필요한 데이터를 모델에 담습니다.</text:p>
            </text:list-item>
          </text:list>
        </text:list-item>
        <text:list-item>
          <text:p text:style-name="P7"><text:span text:style-name="Strong_20_Emphasis"><text:span text:style-name="Source_20_Text">return "commentList.html";</text:span></text:span>:</text:p>
          <text:list>
            <text:list-item>
              <text:p text:style-name="P7"><text:span text:style-name="Strong_20_Emphasis">설명</text:span>: 페이지네이션 처리된 댓글 목록을 <text:span text:style-name="Source_20_Text">commentList.html</text:span> 템플릿에 렌더<text:soft-page-break/>링합니다.</text:p>
            </text:list-item>
          </text:list>
        </text:list-item>
      </text:list>
      <text:h text:style-name="Heading_20_3" text:outline-level="3">전체 과정 (클라이언트와 서버의 데이터 흐름)</text:h>
      <text:list xml:id="list3937574894694166378" text:style-name="L3">
        <text:list-item>
          <text:p text:style-name="P8"><text:span text:style-name="Strong_20_Emphasis">클라이언트 요청</text:span>:</text:p>
          <text:list>
            <text:list-item>
              <text:p text:style-name="P25">클라이언트가 <text:span text:style-name="Source_20_Text">/post/comment/1/list?page=2</text:span> 같은 URL로 요청을 보냅니다. 여기서 <text:span text:style-name="Source_20_Text">post_id</text:span>는 1이고, <text:span text:style-name="Source_20_Text">page</text:span>는 2입니다.</text:p>
            </text:list-item>
          </text:list>
        </text:list-item>
        <text:list-item>
          <text:p text:style-name="P8"><text:span text:style-name="Strong_20_Emphasis">서버의 컨트롤러 메서드 실행</text:span>:</text:p>
          <text:list>
            <text:list-item>
              <text:p text:style-name="P25">Spring은 요청 경로에서 <text:span text:style-name="Source_20_Text">post_id</text:span>와 <text:span text:style-name="Source_20_Text">page</text:span> 값을 추출하여 컨트롤러 메서드 <text:span text:style-name="Source_20_Text">commentList()</text:span>에 전달합니다.</text:p>
            </text:list-item>
            <text:list-item>
              <text:p text:style-name="P25"><text:span text:style-name="Source_20_Text">Pageable pageable</text:span> 객체는 Spring이 자동으로 페이지 정보(현재 페이지, 페이지 크기 등)를 설정합니다.</text:p>
            </text:list-item>
          </text:list>
        </text:list-item>
        <text:list-item>
          <text:p text:style-name="P8"><text:span text:style-name="Strong_20_Emphasis">데이터베이스에서 댓글 조회</text:span>:</text:p>
          <text:list>
            <text:list-item>
              <text:p text:style-name="P25"><text:span text:style-name="Source_20_Text">commentRepository.findByPost_Id(post_id, pageable)</text:span>를 통해 해당 게시글의 댓글을 데이터베이스에서 가져옵니다.</text:p>
            </text:list-item>
            <text:list-item>
              <text:p text:style-name="P25"><text:span text:style-name="Source_20_Text">Pageable</text:span>을 사용하여 특정 페이지의 댓글만 조회하고, 그 결과를 <text:span text:style-name="Source_20_Text">Page&lt;CommentTable&gt;</text:span>로 반환받습니다.</text:p>
            </text:list-item>
          </text:list>
        </text:list-item>
        <text:list-item>
          <text:p text:style-name="P8"><text:span text:style-name="Strong_20_Emphasis">페이지네이션 계산</text:span>:</text:p>
          <text:list>
            <text:list-item>
              <text:p text:style-name="P25">서버에서 댓글의 총 페이지 수, 현재 페이지, 시작 및 끝 페이지 번호를 계산하고, 이를 모델에 저장합니다.</text:p>
            </text:list-item>
          </text:list>
        </text:list-item>
        <text:list-item>
          <text:p text:style-name="P8"><text:span text:style-name="Strong_20_Emphasis">Thymeleaf 템플릿으로 데이터 전달</text:span>:</text:p>
          <text:list>
            <text:list-item>
              <text:p text:style-name="P25">계산된 페이지네이션 정보 및 댓글 데이터를 Thymeleaf 템플릿 엔진이 사용하는 모델 객체에 담아, <text:span text:style-name="Source_20_Text">commentList.html</text:span> 템플릿을 렌더링합니다.</text:p>
            </text:list-item>
          </text:list>
        </text:list-item>
        <text:list-item>
          <text:p text:style-name="P8"><text:span text:style-name="Strong_20_Emphasis">클라이언트에게 응답</text:span>:</text:p>
          <text:list>
            <text:list-item>
              <text:p text:style-name="P25">렌더링된 HTML 페이지가 클라이언트에 전송됩니다. 이 페이지는 각 페이지 번호와 '이전' 및 '다음' 링크를 포함합니다.</text:p>
            </text:list-item>
            <text:list-item>
              <text:p text:style-name="P8">클라이언트가 링크를 클릭하면, 새로운 페이지를 요청하여 위 과정을 반복하게 됩니다.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&lt;span th:each="pageNum : ${#numbers.sequence(startPage, endPage)}"&gt; 에서 #numbers.sequence는 무슨 뜻이야? 전부 설명해줘</text:p>
      <text:h text:style-name="Heading_20_6" text:outline-level="6">ChatGPT의 말:</text:h>
      <text:p text:style-name="Text_20_body">ChatGPT</text:p>
      <text:p text:style-name="Text_20_body">Thymeleaf의 <text:span text:style-name="Source_20_Text">#numbers.sequence</text:span>는 Thymeleaf 유틸리티 객체 중 하나인 <text:span text:style-name="Strong_20_Emphasis"><text:span text:style-name="Source_20_Text">#numbers</text:span></text:span> 객체에서 제공하는 메서드입니다. 이 메서드는 특정 범위의 숫자 시퀀스(연속된 숫자)를 생성하는 기능을 합니다.</text:p>
      <text:h text:style-name="Heading_20_3" text:outline-level="3"><text:span text:style-name="Source_20_Text">#numbers.sequence</text:span>의 역할</text:h>
      <text:p text:style-name="Text_20_body"><text:span text:style-name="Source_20_Text">#numbers.sequence(start, end)</text:span>는 **<text:span text:style-name="Source_20_Text">start</text:span>**부터 **<text:span text:style-name="Source_20_Text">end</text:span>**까지의 숫자들을 리스트로 생성해주는 함수입니다. 이 함수는 페이지네이션 등에서 숫자 범위를 출력할 때 유용하게 사용됩니다.</text:p>
      <text:h text:style-name="Heading_20_3" text:outline-level="3">코드 분석</text:h>
      <text:p text:style-name="Preformatted_20_Text">html</text:p>
      <text:p text:style-name="Preformatted_20_Text">코드 복사</text:p>
      <text:p text:style-name="P3"><text:span text:style-name="Source_20_Text">&lt;span th:each="pageNum : ${#numbers.sequence(startPage, endPage)}"&gt;</text:span></text:p>
      <text:p text:style-name="P3"><text:span text:style-name="Source_20_Text"><text:s text:c="4"/>&lt;a th:href="@{|/post/comment/${post_id}/list?page=${pageNum - 1}|}"</text:span></text:p>
      <text:p text:style-name="P3"><text:span text:style-name="Source_20_Text"><text:s text:c="7"/>th:text="${pageNum}"</text:span></text:p>
      <text:p text:style-name="P3"><text:span text:style-name="Source_20_Text"><text:s text:c="7"/>th:classappend="${pageNum == currentPage} ? 'active' : ''"&gt;&lt;/a&gt;</text:span></text:p>
      <text:p text:style-name="P2"><text:span text:style-name="Source_20_Text">&lt;/span&gt;</text:span></text:p>
      <text:list xml:id="list6412056336067783405" text:style-name="L4">
        <text:list-item>
          <text:p text:style-name="P26"><text:span text:style-name="Strong_20_Emphasis"><text:span text:style-name="Source_20_Text">th:each="pageNum : ${#numbers.sequence(startPage, endPage)}"</text:span></text:span>:</text:p>
          <text:list>
            <text:list-item>
              <text:p text:style-name="P26"><text:span text:style-name="Strong_20_Emphasis">설명</text:span>: Thymeleaf의 <text:span text:style-name="Source_20_Text">th:each</text:span>는 반복문을 정의하는 속성입니다.</text:p>
            </text:list-item>
            <text:list-item>
              <text:p text:style-name="P26"><text:span text:style-name="Strong_20_Emphasis"><text:span text:style-name="Source_20_Text">pageNum</text:span></text:span>: 반복 시 사용할 변수 이름입니다. 이 변수는 <text:span text:style-name="Source_20_Text">startPage</text:span>부터 <text:span text:style-name="Source_20_Text">endPage</text:span>까지의 숫자를 순차적으로 대입받게 됩니다.</text:p>
            </text:list-item>
            <text:list-item>
              <text:p text:style-name="P9"><text:span text:style-name="Strong_20_Emphasis"><text:span text:style-name="Source_20_Text">${#numbers.sequence(startPage, endPage)}</text:span></text:span>: <text:span text:style-name="Source_20_Text">startPage</text:span>부터 <text:span text:style-name="Source_20_Text">endPage</text:span>까지의 숫자 시퀀스를 생성하여 <text:span text:style-name="Source_20_Text">pageNum</text:span>에 순차적으로 할당합니다.</text:p>
            </text:list-item>
          </text:list>
        </text:list-item>
      </text:list>
      <text:h text:style-name="Heading_20_3" text:outline-level="3">예시</text:h>
      <text:p text:style-name="Text_20_body">만약 <text:span text:style-name="Source_20_Text">startPage</text:span>가 3이고, <text:span text:style-name="Source_20_Text">endPage</text:span>가 7이라면:</text:p>
      <text:p text:style-name="Preformatted_20_Text">html</text:p>
      <text:p text:style-name="Preformatted_20_Text">코드 복사</text:p>
      <text:p text:style-name="P3"><text:span text:style-name="Source_20_Text">&lt;span th:each="pageNum : ${#numbers.sequence(3, 7)}"&gt;</text:span></text:p>
      <text:p text:style-name="P3"><text:span text:style-name="Source_20_Text"><text:s text:c="4"/>&lt;a th:href="@{|/post/comment/${post_id}/list?page=${pageNum - 1}|}"</text:span></text:p>
      <text:p text:style-name="P3"><text:span text:style-name="Source_20_Text"><text:s text:c="7"/>th:text="${pageNum}"</text:span></text:p>
      <text:p text:style-name="P3"><text:span text:style-name="Source_20_Text"><text:s text:c="7"/>th:classappend="${pageNum == currentPage} ? 'active' : ''"&gt;&lt;/a&gt;</text:span></text:p>
      <text:p text:style-name="P2"><text:span text:style-name="Source_20_Text">&lt;/span&gt;</text:span></text:p>
      <text:p text:style-name="Text_20_body">이 코드는 다음과 같은 HTML로 변환됩니다:</text:p>
      <text:p text:style-name="Preformatted_20_Text">html</text:p>
      <text:p text:style-name="Preformatted_20_Text">코드 복사</text:p>
      <text:p text:style-name="P3"><text:span text:style-name="Source_20_Text">&lt;a href="/post/comment/1/list?page=2"&gt;3&lt;/a&gt;</text:span></text:p>
      <text:p text:style-name="P3"><text:soft-page-break/><text:span text:style-name="Source_20_Text">&lt;a href="/post/comment/1/list?page=3"&gt;4&lt;/a&gt;</text:span></text:p>
      <text:p text:style-name="P3"><text:span text:style-name="Source_20_Text">&lt;a href="/post/comment/1/list?page=4"&gt;5&lt;/a&gt;</text:span></text:p>
      <text:p text:style-name="P3"><text:span text:style-name="Source_20_Text">&lt;a href="/post/comment/1/list?page=5"&gt;6&lt;/a&gt;</text:span></text:p>
      <text:p text:style-name="P2"><text:span text:style-name="Source_20_Text">&lt;a href="/post/comment/1/list?page=6"&gt;7&lt;/a&gt;</text:span></text:p>
      <text:h text:style-name="Heading_20_3" text:outline-level="3"><text:span text:style-name="Source_20_Text">#numbers.sequence</text:span>의 기능</text:h>
      <text:list xml:id="list7827618231721137544" text:style-name="L5">
        <text:list-item>
          <text:p text:style-name="P27">**<text:span text:style-name="Source_20_Text">startPage</text:span>**에서 **<text:span text:style-name="Source_20_Text">endPage</text:span>**까지의 숫자 리스트를 생성해, 각 숫자에 해당하는 페이지 번호를 <text:span text:style-name="Source_20_Text">pageNum</text:span>으로 지정합니다.</text:p>
        </text:list-item>
        <text:list-item>
          <text:p text:style-name="P10">이를 통해 페이지네이션에서 특정 범위의 페이지 번호를 출력하고, 사용자가 페이지 번호를 클릭하면 해당 페이지로 이동할 수 있도록 링크를 생성합니다.</text:p>
        </text:list-item>
      </text:list>
      <text:h text:style-name="Heading_20_3" text:outline-level="3">전체 흐름</text:h>
      <text:list xml:id="list1522638226117935378" text:style-name="L6">
        <text:list-item>
          <text:p text:style-name="P28">**<text:span text:style-name="Source_20_Text">startPage</text:span>**와 **<text:span text:style-name="Source_20_Text">endPage</text:span>**는 현재 페이지 기준으로 계산된 페이지 번호의 범위입니다.</text:p>
        </text:list-item>
        <text:list-item>
          <text:p text:style-name="P28">**<text:span text:style-name="Source_20_Text">#numbers.sequence(startPage, endPage)</text:span>**는 그 범위 내의 숫자 리스트를 생성하여, 각 <text:span text:style-name="Source_20_Text">pageNum</text:span>에 할당합니다.</text:p>
        </text:list-item>
        <text:list-item>
          <text:p text:style-name="P28">**<text:span text:style-name="Source_20_Text">th:each="pageNum : ${#numbers.sequence(startPage, endPage)}"</text:span>**는 이 리스트를 반복하며, 각 숫자에 대해 <text:span text:style-name="Source_20_Text">&lt;a&gt;</text:span> 태그를 생성합니다.</text:p>
        </text:list-item>
        <text:list-item>
          <text:p text:style-name="P11">**<text:span text:style-name="Source_20_Text">th:href="@{|/post/comment/${post_id}/list?page=${pageNum - 1}|}"</text:span>**는 페이지 번호에 해당하는 링크를 생성하여, 사용자가 클릭 시 해당 페이지로 이동할 수 있게 합니다.</text:p>
        </text:list-item>
      </text:list>
      <text:p text:style-name="Text_20_body">이 과정은 페이지네이션에서 숫자 버튼을 만들고, 각각의 페이지로 이동할 수 있도록 하는 중요한 역할을 합니다.</text:p>
      <text:p text:style-name="P1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1"><text:soft-page-break/>th:classappend="${pageNum == currentPage} ? 'active' : ''"&gt;&lt;/a&gt; classappend 하고 ? 'active' : ''" 이건 또 무슨 뜻인데?</text:p>
      <text:h text:style-name="Heading_20_6" text:outline-level="6">ChatGPT의 말:</text:h>
      <text:p text:style-name="Text_20_body">ChatGPT</text:p>
      <text:p text:style-name="Text_20_body"><text:span text:style-name="Source_20_Text">th:classappend="${pageNum == currentPage} ? 'active' : ''"</text:span>는 Thymeleaf에서 조건에 따라 CSS 클래스를 동적으로 추가할 수 있는 구문입니다. 이를 하나씩 설명하면:</text:p>
      <text:h text:style-name="Heading_20_3" text:outline-level="3"><text:span text:style-name="Source_20_Text">th:classappend</text:span></text:h>
      <text:list xml:id="list1115510056844456690" text:style-name="L7">
        <text:list-item>
          <text:p text:style-name="P29"><text:span text:style-name="Strong_20_Emphasis"><text:span text:style-name="Source_20_Text">th:classappend</text:span></text:span>: Thymeleaf의 속성 중 하나로, 기존의 <text:span text:style-name="Source_20_Text">class</text:span> 속성 값에 <text:span text:style-name="Strong_20_Emphasis">클래스를 추가</text:span>할 때 사용됩니다.</text:p>
          <text:list>
            <text:list-item>
              <text:p text:style-name="P29">즉, 기존에 다른 클래스가 있더라도 새로운 클래스가 추가됩니다.</text:p>
            </text:list-item>
            <text:list-item>
              <text:p text:style-name="P12">예를 들어, <text:span text:style-name="Source_20_Text">&lt;a class="button" th:classappend=" 'active' "&gt;</text:span>라고 쓰면 <text:span text:style-name="Source_20_Text">&lt;a class="button active"&gt;</text:span>가 됩니다.</text:p>
            </text:list-item>
          </text:list>
        </text:list-item>
      </text:list>
      <text:h text:style-name="Heading_20_3" text:outline-level="3">삼항 연산자 (<text:span text:style-name="Source_20_Text">? :</text:span>)</text:h>
      <text:list xml:id="list4625403619018740921" text:style-name="L8">
        <text:list-item>
          <text:p text:style-name="P30"><text:span text:style-name="Strong_20_Emphasis"><text:span text:style-name="Source_20_Text">${pageNum == currentPage} ? 'active' : ''</text:span></text:span>: 이 부분은 <text:span text:style-name="Strong_20_Emphasis">삼항 연산자</text:span>로, 조건에 따라 두 가지 값을 선택하는 구문입니다.</text:p>
          <text:list>
            <text:list-item>
              <text:p text:style-name="P30"><text:span text:style-name="Strong_20_Emphasis"><text:span text:style-name="Source_20_Text">pageNum == currentPage</text:span></text:span>: 조건입니다. <text:span text:style-name="Source_20_Text">pageNum</text:span>과 <text:span text:style-name="Source_20_Text">currentPage</text:span>가 같으면 <text:span text:style-name="Strong_20_Emphasis">true</text:span>, 다르면 <text:span text:style-name="Strong_20_Emphasis">false</text:span>가 됩니다.</text:p>
            </text:list-item>
            <text:list-item>
              <text:p text:style-name="P30"><text:span text:style-name="Strong_20_Emphasis"><text:span text:style-name="Source_20_Text">? 'active'</text:span></text:span>: 조건이 **참(true)**일 때 실행되는 부분입니다. 즉, <text:span text:style-name="Source_20_Text">pageNum</text:span>이 <text:span text:style-name="Source_20_Text">currentPage</text:span>와 같으면 <text:span text:style-name="Strong_20_Emphasis">'active'</text:span> 클래스를 추가합니다.</text:p>
            </text:list-item>
            <text:list-item>
              <text:p text:style-name="P13"><text:span text:style-name="Strong_20_Emphasis"><text:span text:style-name="Source_20_Text">: ''</text:span></text:span>: 조건이 **거짓(false)**일 때 실행되는 부분입니다. 즉, <text:span text:style-name="Source_20_Text">pageNum</text:span>이 <text:span text:style-name="Source_20_Text">currentPage</text:span>와 다르면 **빈 문자열('')**을 추가합니다. 빈 문자열이므로 클래스가 추가되지 않습니다.</text:p>
            </text:list-item>
          </text:list>
        </text:list-item>
      </text:list>
      <text:h text:style-name="Heading_20_3" text:outline-level="3">예시로 설명</text:h>
      <text:list xml:id="list2910320381107972576" text:style-name="L9">
        <text:list-item>
          <text:p text:style-name="P31"><text:span text:style-name="Strong_20_Emphasis">현재 페이지가 3이라면</text:span> (<text:span text:style-name="Source_20_Text">currentPage == 3</text:span>):</text:p>
          <text:list>
            <text:list-item>
              <text:p text:style-name="P31"><text:span text:style-name="Source_20_Text">pageNum</text:span>이 3일 때만 <text:span text:style-name="Source_20_Text">'active'</text:span> 클래스가 추가됩니다.</text:p>
            </text:list-item>
            <text:list-item>
              <text:p text:style-name="P31"><text:span text:style-name="Source_20_Text">pageNum == currentPage</text:span>가 **참(true)**가 되어, <text:span text:style-name="Source_20_Text">'active'</text:span> 클래스가 링크에 추가됩니다.</text:p>
            </text:list-item>
            <text:list-item>
              <text:p text:style-name="P31"><text:span text:style-name="Source_20_Text">th:classappend="${pageNum == currentPage} ? 'active' : ''"</text:span>는 <text:span text:style-name="Source_20_Text">'active'</text:span>를 추가하여, <text:span text:style-name="Source_20_Text">&lt;a class="active"&gt;</text:span>가 됩니다.</text:p>
            </text:list-item>
          </text:list>
        </text:list-item>
        <text:list-item>
          <text:p text:style-name="P31"><text:span text:style-name="Strong_20_Emphasis">다른 페이지라면</text:span> (<text:span text:style-name="Source_20_Text">currentPage != pageNum</text:span>):</text:p>
          <text:list>
            <text:list-item>
              <text:p text:style-name="P31">예를 들어, <text:span text:style-name="Source_20_Text">pageNum</text:span>이 2라면 <text:span text:style-name="Source_20_Text">pageNum == currentPage</text:span>가 **거짓(false)**이므로 빈 문자열 <text:span text:style-name="Source_20_Text">''</text:span>이 적용됩니다.</text:p>
            </text:list-item>
            <text:list-item>
              <text:p text:style-name="P14">결과적으로 <text:span text:style-name="Strong_20_Emphasis">아무 클래스도 추가되지 않음</text:span>: <text:span text:style-name="Source_20_Text">&lt;a&gt;</text:span>.</text:p>
            </text:list-item>
          </text:list>
        </text:list-item>
      </text:list>
      <text:h text:style-name="Heading_20_3" text:outline-level="3">전체 코드 설명</text:h>
      <text:p text:style-name="Preformatted_20_Text">html</text:p>
      <text:p text:style-name="Preformatted_20_Text">코드 복사</text:p>
      <text:p text:style-name="P3"><text:soft-page-break/><text:span text:style-name="Source_20_Text">&lt;a th:href="@{|/post/comment/${post_id}/list?page=${pageNum - 1}|}"</text:span></text:p>
      <text:p text:style-name="P3"><text:span text:style-name="Source_20_Text"><text:s text:c="3"/>th:text="${pageNum}"</text:span></text:p>
      <text:p text:style-name="P2"><text:span text:style-name="Source_20_Text"><text:s text:c="3"/>th:classappend="${pageNum == currentPage} ? 'active' : ''"&gt;&lt;/a&gt;</text:span></text:p>
      <text:list xml:id="list6294782349768779380" text:style-name="L10">
        <text:list-item>
          <text:p text:style-name="P32"><text:span text:style-name="Strong_20_Emphasis"><text:span text:style-name="Source_20_Text">th:href</text:span></text:span>: 각 <text:span text:style-name="Source_20_Text">pageNum</text:span>에 맞는 페이지로 이동하는 링크를 생성.</text:p>
        </text:list-item>
        <text:list-item>
          <text:p text:style-name="P32"><text:span text:style-name="Strong_20_Emphasis"><text:span text:style-name="Source_20_Text">th:text</text:span></text:span>: 페이지 번호를 화면에 출력 (<text:span text:style-name="Source_20_Text">pageNum</text:span>).</text:p>
        </text:list-item>
        <text:list-item>
          <text:p text:style-name="P15"><text:span text:style-name="Strong_20_Emphasis"><text:span text:style-name="Source_20_Text">th:classappend</text:span></text:span>: 현재 페이지(<text:span text:style-name="Source_20_Text">currentPage</text:span>)와 일치하는 <text:span text:style-name="Source_20_Text">pageNum</text:span>에 <text:span text:style-name="Strong_20_Emphasis"><text:span text:style-name="Source_20_Text">active</text:span></text:span> 클래스를 추가하여, CSS로 현재 페이지를 강조할 수 있음.</text:p>
        </text:list-item>
      </text:list>
      <text:h text:style-name="Heading_20_3" text:outline-level="3">실제 결과</text:h>
      <text:p text:style-name="Text_20_body">만약 <text:span text:style-name="Source_20_Text">currentPage</text:span>가 3이면:</text:p>
      <text:p text:style-name="Preformatted_20_Text">html</text:p>
      <text:p text:style-name="Preformatted_20_Text">코드 복사</text:p>
      <text:p text:style-name="P3"><text:span text:style-name="Source_20_Text">&lt;a href="/post/comment/1/list?page=2" class="active"&gt;3&lt;/a&gt; <text:s/>&lt;!-- 현재 페이지, active 클래스가 추가됨 --&gt;</text:span></text:p>
      <text:p text:style-name="P3"><text:span text:style-name="Source_20_Text">&lt;a href="/post/comment/1/list?page=0"&gt;1&lt;/a&gt;</text:span></text:p>
      <text:p text:style-name="P3"><text:span text:style-name="Source_20_Text">&lt;a href="/post/comment/1/list?page=1"&gt;2&lt;/a&gt;</text:span></text:p>
      <text:p text:style-name="P2"><text:span text:style-name="Source_20_Text">&lt;a href="/post/comment/1/list?page=3"&gt;4&lt;/a&gt;</text:span></text:p>
      <text:p text:style-name="Text_20_body">여기서 <text:span text:style-name="Source_20_Text">active</text:span> 클래스가 적용된 요소는 보통 페이지네이션 UI에서 <text:span text:style-name="Strong_20_Emphasis">현재 페이지</text:span>를 시각적으로 강조하는 역할을 합니다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Page&lt;CommentTable&gt; comments = commentRepository.findByPost_Id(post_id, pageable); int totalPages = comments.getTotalPages(); int currentPage = comments.getNumber() + 1; // Thymeleaf에서 사용할 페이지 번호 (0부터 시작하므로 +1) int startPage = Math.max(1, currentPage - 2); // 현재 페이지 기준으로 앞뒤로 페이지를 보여줌 int endPage = Math.min(startPage + 4, totalPages); // 최대 5개 페이지 번호만 표시 에서 getTotalPages, getNumber, Math.max, Math.min 가 무슨 기능이고 어떤 클래스의 함수인지 알려줘</text:p>
      <text:h text:style-name="Heading_20_6" text:outline-level="6">ChatGPT의 말:</text:h>
      <text:p text:style-name="Text_20_body">ChatGPT</text:p>
      <text:p text:style-name="Text_20_body">각 메서드와 함수들이 어떤 기능을 하는지 하나씩 설명하겠습니다.</text:p>
      <text:h text:style-name="Heading_20_3" text:outline-level="3">1. <text:span text:style-name="Strong_20_Emphasis"><text:span text:style-name="Source_20_Text">comments.getTotalPages()</text:span></text:span></text:h>
      <text:list xml:id="list74811951451607310" text:style-name="L11">
        <text:list-item>
          <text:p text:style-name="P33"><text:span text:style-name="Strong_20_Emphasis">기능</text:span>: 현재 조회된 <text:span text:style-name="Source_20_Text">Page</text:span> 객체에서 전체 페이지 수를 반환합니다.</text:p>
        </text:list-item>
        <text:list-item>
          <text:p text:style-name="P33"><text:span text:style-name="Strong_20_Emphasis">속한 클래스</text:span>: <text:span text:style-name="Source_20_Text">Page&lt;T&gt;</text:span> 인터페이스 (Spring Data JPA).</text:p>
        </text:list-item>
        <text:list-item>
          <text:p text:style-name="P16"><text:span text:style-name="Strong_20_Emphasis">설명</text:span>: 데이터베이스로부터 가져온 데이터의 페이지네이션 정보 중 <text:span text:style-name="Strong_20_Emphasis">총 페이지 수</text:span>를 반환합니다. 예를 들어, 한 페이지에 5개의 댓글을 표시하고, 총 댓글이 20개라면, <text:span text:style-name="Source_20_Text">getTotalPages()</text:span>는 4를 반환합니다.</text:p>
        </text:list-item>
      </text:list>
      <text:p text:style-name="Preformatted_20_Text">java</text:p>
      <text:p text:style-name="Preformatted_20_Text">코드 복사</text:p>
      <text:p text:style-name="P2"><text:span text:style-name="Source_20_Text">int totalPages = comments.getTotalPages(); <text:s/>// 총 페이지 수를 가져옴</text:span></text:p>
      <text:h text:style-name="Heading_20_3" text:outline-level="3">2. <text:span text:style-name="Strong_20_Emphasis"><text:span text:style-name="Source_20_Text">comments.getNumber()</text:span></text:span></text:h>
      <text:list xml:id="list1864852461400374976" text:style-name="L12">
        <text:list-item>
          <text:p text:style-name="P34"><text:span text:style-name="Strong_20_Emphasis">기능</text:span>: 현재 조회된 페이지의 번호를 반환합니다. <text:span text:style-name="Strong_20_Emphasis">0부터 시작</text:span>합니다.</text:p>
        </text:list-item>
        <text:list-item>
          <text:p text:style-name="P34"><text:span text:style-name="Strong_20_Emphasis">속한 클래스</text:span>: <text:span text:style-name="Source_20_Text">Page&lt;T&gt;</text:span> 인터페이스 (Spring Data JPA).</text:p>
        </text:list-item>
        <text:list-item>
          <text:p text:style-name="P17"><text:span text:style-name="Strong_20_Emphasis">설명</text:span>: 데이터베이스로부터 페이지 단위로 데이터를 가져올 때, 현재 페이지의 <text:span text:style-name="Strong_20_Emphasis">인덱스 번호</text:span>를 반환합니다. 예를 들어, 첫 번째 페이지라면 <text:span text:style-name="Source_20_Text">getNumber()</text:span>는 0을 반환하고, 두 번째 페이지라면 1을 반환합니다.</text:p>
        </text:list-item>
      </text:list>
      <text:p text:style-name="Preformatted_20_Text">java</text:p>
      <text:p text:style-name="Preformatted_20_Text">코드 복사</text:p>
      <text:p text:style-name="P2"><text:span text:style-name="Source_20_Text">int currentPage = comments.getNumber() + 1; <text:s/>// 현재 페이지 번호를 가져옴, 0부터 시작하므로 +1을 해줌</text:span></text:p>
      <text:h text:style-name="Heading_20_3" text:outline-level="3">3. <text:span text:style-name="Strong_20_Emphasis"><text:span text:style-name="Source_20_Text">Math.max(int a, int b)</text:span></text:span></text:h>
      <text:list xml:id="list2430573746692862713" text:style-name="L13">
        <text:list-item>
          <text:p text:style-name="P35"><text:span text:style-name="Strong_20_Emphasis">기능</text:span>: 두 값 중에서 <text:span text:style-name="Strong_20_Emphasis">더 큰 값</text:span>을 반환합니다.</text:p>
        </text:list-item>
        <text:list-item>
          <text:p text:style-name="P35"><text:span text:style-name="Strong_20_Emphasis">속한 클래스</text:span>: <text:span text:style-name="Source_20_Text">java.lang.Math</text:span> (자바 표준 라이브러리).</text:p>
        </text:list-item>
        <text:list-item>
          <text:p text:style-name="P18"><text:span text:style-name="Strong_20_Emphasis">설명</text:span>: 페이지네이션에서 <text:span text:style-name="Source_20_Text">startPage</text:span>를 결정할 때 사용됩니다. 예를 들어, <text:span text:style-name="Source_20_Text">currentPage</text:span>가 3이면 <text:span text:style-name="Source_20_Text">currentPage - 2</text:span>는 1이므로, 최소 페이지는 1이 됩니다. <text:span text:style-name="Source_20_Text">Math.max</text:span>는 두 값 중에서 더 큰 값을 반환하기 때문에, <text:span text:style-name="Strong_20_Emphasis">페이지 번호가 음수가 되지 않도록</text:span> 하는 데 유용합니다.</text:p>
        </text:list-item>
      </text:list>
      <text:p text:style-name="Preformatted_20_Text">java</text:p>
      <text:p text:style-name="Preformatted_20_Text">코드 복사</text:p>
      <text:p text:style-name="P2"><text:soft-page-break/><text:span text:style-name="Source_20_Text">int startPage = Math.max(1, currentPage - 2); <text:s/>// 최소 1 이상의 시작 페이지 번호를 계산</text:span></text:p>
      <text:h text:style-name="Heading_20_3" text:outline-level="3">4. <text:span text:style-name="Strong_20_Emphasis"><text:span text:style-name="Source_20_Text">Math.min(int a, int b)</text:span></text:span></text:h>
      <text:list xml:id="list569243430000337062" text:style-name="L14">
        <text:list-item>
          <text:p text:style-name="P36"><text:span text:style-name="Strong_20_Emphasis">기능</text:span>: 두 값 중에서 <text:span text:style-name="Strong_20_Emphasis">더 작은 값</text:span>을 반환합니다.</text:p>
        </text:list-item>
        <text:list-item>
          <text:p text:style-name="P36"><text:span text:style-name="Strong_20_Emphasis">속한 클래스</text:span>: <text:span text:style-name="Source_20_Text">java.lang.Math</text:span> (자바 표준 라이브러리).</text:p>
        </text:list-item>
        <text:list-item>
          <text:p text:style-name="P19"><text:span text:style-name="Strong_20_Emphasis">설명</text:span>: 페이지네이션에서 <text:span text:style-name="Source_20_Text">endPage</text:span>를 결정할 때 사용됩니다. <text:span text:style-name="Source_20_Text">startPage + 4</text:span>와 <text:span text:style-name="Source_20_Text">totalPages</text:span> 중에서 더 작은 값을 선택하여, 페이지 번호가 전체 페이지 수를 초과하지 않도록 보장합니다. 예를 들어, 전체 페이지 수가 10이고, <text:span text:style-name="Source_20_Text">startPage + 4</text:span>가 8이면 8이 <text:span text:style-name="Source_20_Text">endPage</text:span>가 됩니다. 그러나 전체 페이지가 3이라면 <text:span text:style-name="Source_20_Text">endPage</text:span>는 3이 됩니다.</text:p>
        </text:list-item>
      </text:list>
      <text:p text:style-name="Preformatted_20_Text">java</text:p>
      <text:p text:style-name="Preformatted_20_Text">코드 복사</text:p>
      <text:p text:style-name="P2"><text:span text:style-name="Source_20_Text">int endPage = Math.min(startPage + 4, totalPages); <text:s/>// 최대 5개 페이지 번호를 표시</text:span></text:p>
      <text:p text:style-name="Horizontal_20_Line"/>
      <text:h text:style-name="Heading_20_3" text:outline-level="3">요약</text:h>
      <text:list xml:id="list2050857970541858119" text:style-name="L15">
        <text:list-item>
          <text:p text:style-name="P37"><text:span text:style-name="Strong_20_Emphasis"><text:span text:style-name="Source_20_Text">getTotalPages()</text:span></text:span>: 총 페이지 수를 반환 (현재 게시물의 총 페이지 수).</text:p>
        </text:list-item>
        <text:list-item>
          <text:p text:style-name="P37"><text:span text:style-name="Strong_20_Emphasis"><text:span text:style-name="Source_20_Text">getNumber()</text:span></text:span>: 현재 페이지 번호를 반환 (0부터 시작).</text:p>
        </text:list-item>
        <text:list-item>
          <text:p text:style-name="P37"><text:span text:style-name="Strong_20_Emphasis"><text:span text:style-name="Source_20_Text">Math.max()</text:span></text:span>: 두 값 중 더 큰 값을 반환 (시작 페이지 번호가 1보다 작지 않도록 보장).</text:p>
        </text:list-item>
        <text:list-item>
          <text:p text:style-name="P20"><text:span text:style-name="Strong_20_Emphasis"><text:span text:style-name="Source_20_Text">Math.min()</text:span></text:span>: 두 값 중 더 작은 값을 반환 (끝 페이지 번호가 전체 페이지 수를 넘지 않도록 보장).</text:p>
        </text:list-item>
      </text:list>
      <text:p text:style-name="Text_20_body">이 코드는 댓글 페이지네이션 UI를 생성하는 데 필요한 페이지 번호를 계산하고, 그 결과를 HTML로 렌더링하는 데 중요한 역할을 합니다.</text:p>
      <text:p text:style-name="P1"/>
      <text:p text:style-name="P1"/>
      <text:p text:style-name="P1"><text:line-break/><text:line-break/><text:line-break/><text:line-break/><text:line-break/><text:line-break/><text:line-break/><text:line-break/><text:line-break/><text:line-break/></text:p>
      <text:p text:style-name="P1"/>
      <text:p text:style-name="P1"/>
      <text:p text:style-name="P40"><text:soft-page-break/><text:span text:style-name="Source_20_Text">PageRequest.of()</text:span>는 <text:span text:style-name="Strong_20_Emphasis">Spring Data JPA</text:span>에서 제공하는 <text:span text:style-name="Strong_20_Emphasis">페이징</text:span>을 처리하는 메서드입니다. 이 메서드를 사용하여 데이터베이스에서 일정한 크기로 데이터를 나누어 가져올 수 있습니다. 즉, <text:span text:style-name="Strong_20_Emphasis">PageRequest</text:span>는 특정 페이지의 데이터를 가져오는 요청을 생성하는 객체이고, <text:span text:style-name="Source_20_Text">PageRequest.of()</text:span> 메서드는 이를 생성하는 팩토리 메서드입니다.</text:p>
      <text:p text:style-name="Text_20_body"><text:span text:style-name="Source_20_Text">PageRequest.of()</text:span> 메서드를 통해 우리는 특정 페이지의 데이터를 가져올 때 사용할 <text:span text:style-name="Strong_20_Emphasis">페이지 번호</text:span>와 <text:span text:style-name="Strong_20_Emphasis">페이지당 항목 수</text:span>를 설정할 수 있습니다.</text:p>
      <text:h text:style-name="Heading_20_3" text:outline-level="3">코드에서 <text:span text:style-name="Source_20_Text">PageRequest.of()</text:span>의 역할</text:h>
      <text:p text:style-name="Preformatted_20_Text">java</text:p>
      <text:p text:style-name="Preformatted_20_Text">코드 복사</text:p>
      <text:p text:style-name="P2"><text:span text:style-name="Source_20_Text">Pageable pageRequest = PageRequest.of(abc - 1, pageable.getPageSize());</text:span></text:p>
      <text:p text:style-name="Text_20_body">위 코드에서 <text:span text:style-name="Source_20_Text">PageRequest.of()</text:span>는 두 가지 매개변수를 받습니다:</text:p>
      <text:list xml:id="list2163001926212513835" text:style-name="L16">
        <text:list-item>
          <text:p text:style-name="P21"><text:span text:style-name="Strong_20_Emphasis">abc - 1</text:span>: 페이지 번호를 나타냅니다.</text:p>
          <text:list>
            <text:list-item>
              <text:p text:style-name="P38"><text:span text:style-name="Source_20_Text">abc</text:span>는 URL 경로 변수로 전달된 값이며, 사용자가 몇 번째 페이지를 요청했는지를 나타냅니다.</text:p>
            </text:list-item>
            <text:list-item>
              <text:p text:style-name="P38">페이지 번호는 보통 0부터 시작하기 때문에 <text:span text:style-name="Source_20_Text">abc - 1</text:span>로 요청된 페이지 번호를 1부터 시작하는 값으로 조정하고 있습니다.</text:p>
            </text:list-item>
          </text:list>
        </text:list-item>
        <text:list-item>
          <text:p text:style-name="P21"><text:span text:style-name="Strong_20_Emphasis">pageable.getPageSize()</text:span>: 한 페이지에 몇 개의 항목을 표시할지를 나타냅니다.</text:p>
          <text:list>
            <text:list-item>
              <text:p text:style-name="P21">이 값은 <text:span text:style-name="Source_20_Text">@PageableDefault(size = 5)</text:span>에서 기본 크기를 5로 지정했으며, 필요에 따라 변경할 수 있습니다.</text:p>
            </text:list-item>
          </text:list>
        </text:list-item>
      </text:list>
      <text:h text:style-name="Heading_20_3" text:outline-level="3">예시</text:h>
      <text:p text:style-name="Text_20_body">만약 <text:span text:style-name="Source_20_Text">abc</text:span>가 3이라면, 즉 사용자가 3번째 페이지를 요청했다면:</text:p>
      <text:p text:style-name="Preformatted_20_Text">java</text:p>
      <text:p text:style-name="Preformatted_20_Text">코드 복사</text:p>
      <text:p text:style-name="P2"><text:span text:style-name="Source_20_Text">PageRequest.of(3 - 1, 5);</text:span></text:p>
      <text:p text:style-name="Text_20_body">이 코드는 <text:span text:style-name="Strong_20_Emphasis">두 번째 페이지</text:span>(인덱스 2)를 요청하며, 각 페이지에 <text:span text:style-name="Strong_20_Emphasis">5개의 항목</text:span>을 포함한 데이터 요청을 만드는 것을 의미합니다.</text:p>
      <text:h text:style-name="Heading_20_3" text:outline-level="3">요약</text:h>
      <text:list xml:id="list986417044802402130" text:style-name="L17">
        <text:list-item>
          <text:p text:style-name="P39"><text:span text:style-name="Source_20_Text">PageRequest.of(int page, int size)</text:span>는 특정 페이지(<text:span text:style-name="Source_20_Text">page</text:span>)와 한 페이지당 항목 수(<text:span text:style-name="Source_20_Text">size</text:span>)를 지정하는 메서드입니다.</text:p>
        </text:list-item>
        <text:list-item>
          <text:p text:style-name="P22">이를 통해 Spring Data JPA는 데이터베이스에서 해당 페이지의 데이터만 가져오는 SQL 쿼리를 자동으로 생성해줍니다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굴림" svg:font-family="굴림" style:font-family-generic="modern" style:font-pitch="fixed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2pt" style:language-asian="ko" style:country-asian="KR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text-properties style:font-name="Times New Roman" fo:font-size="7pt" fo:font-weight="bold" style:font-name-asian="바탕1" style:font-size-asian="7pt" style:font-weight-asian="bold" style:font-name-complex="Arial1" style:font-size-complex="7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바탕1" style:font-size-asian="14pt" style:font-weight-asian="bold" style:font-name-complex="Arial1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굴림" style:font-size-asian="10pt" style:font-name-complex="Courier New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Courier New" style:font-name-asian="굴림" style:font-name-complex="Courier New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9-10T16:06:51.24</meta:creation-date>
    <dc:date>2024-09-12T20:35:34.08</dc:date>
    <meta:editing-duration>PT45M18S</meta:editing-duration>
    <meta:editing-cycles>5</meta:editing-cycles>
    <meta:generator>OpenOffice/4.1.15$Win32 OpenOffice.org_project/4115m2$Build-9813</meta:generator>
    <meta:document-statistic meta:table-count="0" meta:image-count="0" meta:object-count="0" meta:page-count="11" meta:paragraph-count="226" meta:word-count="4685" meta:character-count="12927"/>
  </office:meta>
</office:document-meta>
</file>